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ce66" officeooo:paragraph-rsid="000bce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gex para achar a resposta do teste de personalidade disc </text:p>
      <text:p text:style-name="P1"/>
      <text:p text:style-name="P1">import sys</text:p>
      <text:p text:style-name="P1">import re</text:p>
      <text:p text:style-name="P1">html = ''.join([line for line in sys.stdin])</text:p>
      <text:p text:style-name="P1">a = re.compile('(?&lt;=/resultado_graph_preferencia.php[?]data[=])([a-zA-Z0-9_\-/?=&amp;.]+)', re.U)</text:p>
      <text:p text:style-name="P1">found = a.search(html).group(0)</text:p>
      <text:p text:style-name="P1">animals = {"Aguia": 0, "Gato": 0, "Tubarao": 0, "Lobo" : 0}</text:p>
      <text:p text:style-name="P1">for animal in animals:</text:p>
      <text:p text:style-name="P1"><text:s text:c="4"/>animals[animal] = int(re.search(f"(?&lt;={animal}=)\d\d?", found).group(0))</text:p>
      <text:p text:style-name="P1">print(animals)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1T16:58:18.928593703</meta:creation-date>
    <dc:date>2023-04-01T17:04:32.861720793</dc:date>
    <meta:editing-duration>PT6M14S</meta:editing-duration>
    <meta:editing-cycles>1</meta:editing-cycles>
    <meta:document-statistic meta:table-count="0" meta:image-count="0" meta:object-count="0" meta:page-count="1" meta:paragraph-count="10" meta:word-count="48" meta:character-count="417" meta:non-whitespace-character-count="374"/>
    <meta:generator>LibreOffice/7.3.7.2$Linux_X86_64 LibreOffice_project/30$Build-2</meta:generator>
  </office:meta>
</office:document-meta>
</file>